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Standard">
      <style:paragraph-properties style:page-number="auto"/>
    </style:style>
    <style:style style:name="P3" style:family="paragraph" style:parent-style-name="List_20_Paragraph" style:list-style-name="WWNum1"/>
    <style:style style:name="P4" style:family="paragraph" style:parent-style-name="List_20_Paragraph" style:list-style-name="WWNum2"/>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dexes</text:span></text:p>
      <text:p text:style-name="Standard"><text:span text:style-name="T2">Used to speed up queries made, similar to an index at the back of a book. <text:s/>The alternative is a full table scan which is incredibly slow.</text:span></text:p>
      <text:p text:style-name="P1"/>
      <text:p text:style-name="Standard"><text:span text:style-name="T1">Clustered index</text:span></text:p>
      <text:p text:style-name="Standard"><text:span text:style-name="T2">Physically stores data in order therefore it is only possible to have 1 clustered index on a table. <text:s/>Can have composite index the covers more than 1 column.</text:span></text:p>
      <text:p text:style-name="P1"/>
      <text:p text:style-name="Standard"><text:span text:style-name="T1">Non-clustered index</text:span></text:p>
      <text:p text:style-name="Standard"><text:span text:style-name="T2">Similar to the index for a book. <text:s/>Index is held separately from the data. <text:s/>When a search is performed where an index can be used, the index is searched first and the row address in the table are fetched, then the rows from the actual table are retrieved. <text:s/>For this reason a non-clustered index is slower than a clustered index.</text:span></text:p>
      <text:p text:style-name="P1"/>
      <text:p text:style-name="Standard"><text:span text:style-name="T1">Cross apply</text:span></text:p>
      <text:p text:style-name="Standard"><text:span text:style-name="T2">When joining on a table valued expression a traditional join wont work, we must use cross apply. <text:s/>This is the equivalent to an inner join. <text:s/>The table valued expression is evaluated for every row in the left table.</text:span></text:p>
      <text:p text:style-name="P1"/>
      <text:p text:style-name="Standard"><text:span text:style-name="T1">Outer apply</text:span></text:p>
      <text:p text:style-name="Standard"><text:span text:style-name="T2">Same as above except behaves like a left join.</text:span></text:p>
      <text:p text:style-name="P1"/>
      <text:p text:style-name="Standard"><text:span text:style-name="T1">Full outer join</text:span></text:p>
      <text:p text:style-name="Standard"><text:span text:style-name="T2">Results a result that contains all the data from both tables regardless of matches. <text:s/></text:span></text:p>
      <text:list xml:id="list8603769858437803265" text:style-name="WWNum1">
        <text:list-item>
          <text:p text:style-name="P3"><text:span text:style-name="T2">If the left table has no right match nulls will be returned in place of the right tables columns.</text:span></text:p>
        </text:list-item>
        <text:list-item>
          <text:p text:style-name="P3"><text:span text:style-name="T2">If the right table contains records that don’t match the left table null will be put in place of the columns of the left table.</text:span></text:p>
        </text:list-item>
      </text:list>
      <text:p text:style-name="P1"/>
      <text:p text:style-name="P1"/>
      <text:p text:style-name="P1"/>
      <text:p text:style-name="Standard"><text:soft-page-break/><text:span text:style-name="T1">Union &amp; UnionAll</text:span></text:p>
      <text:list xml:id="list1077042619914383005" text:style-name="WWNum2">
        <text:list-item>
          <text:p text:style-name="P4"><text:span text:style-name="T2">Union combines 2 result sets with the same fields but duplicates will get excluded</text:span></text:p>
        </text:list-item>
        <text:list-item>
          <text:p text:style-name="P4"><text:span text:style-name="T2">UnionAll combines 2 result sets as with union, but the duplicates are kept</text:span></text:p>
        </text:list-item>
      </text:list>
      <text:p text:style-name="P1"/>
      <text:p text:style-name="Standard"><text:span text:style-name="T1">CTE vs Temp Table vs Table variable</text:span></text:p>
      <text:p text:style-name="Standard"><text:span text:style-name="T3">CTE</text:span><text:span text:style-name="T2">: Used for complex subqueries they store a temporary resultset, lifespan is limited to the current query, is created in memory</text:span></text:p>
      <text:p text:style-name="Standard"><text:span text:style-name="T3">Temp table</text:span><text:span text:style-name="T2">: name is preceeded by a single hash, is created in the tempdb in sql, the lifespan to the server or connection that created the table, can have constraints and indexes like normal tables</text:span></text:p>
      <text:p text:style-name="Standard"><text:span text:style-name="T3">Table variable</text:span><text:span text:style-name="T2">: stored in tempdb, can have a primary identity key, lifespan is limited to a particular batch op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Clarke</meta:initial-creator>
    <dc:creator>Joseph Clarke</dc:creator>
    <meta:editing-cycles>20</meta:editing-cycles>
    <meta:creation-date>2021-10-16T14:19:00</meta:creation-date>
    <dc:date>2021-10-26T21:06:00</dc:date>
    <meta:editing-duration>PT55S</meta:editing-duration>
    <meta:generator>OpenOffice/4.1.9$Win32 OpenOffice.org_project/419m1$Build-9805</meta:generator>
    <meta:document-statistic meta:table-count="0" meta:image-count="0" meta:object-count="0" meta:page-count="2" meta:paragraph-count="21" meta:word-count="348" meta:character-count="19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